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15cm" fo:min-width="3.5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1.34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15cm" fo:min-width="3.5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15cm" fo:min-width="3.5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5cm" fo:min-width="3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4cm" svg:y1="24.7cm" svg:x2="17.4cm" svg:y2="26.2cm">
          <text:p/>
        </draw:line>
        <draw:custom-shape draw:style-name="gr2" draw:text-style-name="P2" draw:layer="layout" svg:width="4cm" svg:height="1.9cm" svg:x="15.4cm" svg:y="26.1cm">
          <text:p text:style-name="P2">Processor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4cm" svg:x="15.4cm" svg:y="17.9cm">
          <text:p text:style-name="P3">Assembly-Program1</text:p>
          <text:p text:style-name="P3">(Merge Sort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cm" svg:x="15.4cm" svg:y="23.7cm">
          <text:p text:style-name="P3">Binary Program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4cm" svg:y1="19.3cm" svg:x2="17.4cm" svg:y2="20.6cm">
          <text:p/>
        </draw:line>
        <draw:custom-shape draw:style-name="gr5" draw:text-style-name="P2" draw:layer="layout" svg:width="2.6cm" svg:height="2cm" svg:x="16.1cm" svg:y="20.6cm">
          <text:p text:style-name="P2">Assemble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4cm" svg:y1="22.6cm" svg:x2="17.4cm" svg:y2="23.8cm">
          <text:p/>
        </draw:line>
        <draw:custom-shape draw:style-name="gr2" draw:text-style-name="P2" draw:layer="layout" svg:width="4cm" svg:height="1.9cm" svg:x="10.9cm" svg:y="26.1cm">
          <text:p text:style-name="P2">Processor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.9cm" svg:x="6.4cm" svg:y="26.1cm">
          <text:p text:style-name="P2">Processor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.9cm" svg:x="1.9cm" svg:y="26.1cm">
          <text:p text:style-name="P2">Processor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9cm" svg:y1="24.7cm" svg:x2="12.9cm" svg:y2="26.2cm">
          <text:p/>
        </draw:line>
        <draw:line draw:style-name="gr1" draw:text-style-name="P1" draw:layer="layout" svg:x1="8.3cm" svg:y1="24.7cm" svg:x2="8.3cm" svg:y2="26.2cm">
          <text:p/>
        </draw:line>
        <draw:line draw:style-name="gr1" draw:text-style-name="P1" draw:layer="layout" svg:x1="3.8cm" svg:y1="24.7cm" svg:x2="3.8cm" svg:y2="26.2cm">
          <text:p/>
        </draw:line>
        <draw:custom-shape draw:style-name="gr6" draw:text-style-name="P3" draw:layer="layout" svg:width="4cm" svg:height="1cm" svg:x="10.9cm" svg:y="23.7cm">
          <text:p text:style-name="P3">Binary Progra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cm" svg:height="1cm" svg:x="6.4cm" svg:y="23.7cm">
          <text:p text:style-name="P3">Binary Program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cm" svg:height="1cm" svg:x="1.9cm" svg:y="23.7cm">
          <text:p text:style-name="P3">Binary Program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8cm" svg:y1="22.5cm" svg:x2="3.8cm" svg:y2="23.7cm">
          <text:p/>
        </draw:line>
        <draw:line draw:style-name="gr1" draw:text-style-name="P1" draw:layer="layout" svg:x1="8.3cm" svg:y1="22.5cm" svg:x2="8.3cm" svg:y2="23.7cm">
          <text:p/>
        </draw:line>
        <draw:line draw:style-name="gr1" draw:text-style-name="P1" draw:layer="layout" svg:x1="12.9cm" svg:y1="22.5cm" svg:x2="12.9cm" svg:y2="23.7cm">
          <text:p/>
        </draw:line>
        <draw:custom-shape draw:style-name="gr5" draw:text-style-name="P2" draw:layer="layout" svg:width="2.6cm" svg:height="2cm" svg:x="2.5cm" svg:y="20.5cm">
          <text:p text:style-name="P2">Assembler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6cm" svg:height="2cm" svg:x="7cm" svg:y="20.5cm">
          <text:p text:style-name="P2">Assemble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6cm" svg:height="2cm" svg:x="11.6cm" svg:y="20.5cm">
          <text:p text:style-name="P2">Assemble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19.2cm" svg:x2="3.8cm" svg:y2="20.5cm">
          <text:p/>
        </draw:line>
        <draw:line draw:style-name="gr1" draw:text-style-name="P1" draw:layer="layout" svg:x1="8.3cm" svg:y1="19.2cm" svg:x2="8.3cm" svg:y2="20.5cm">
          <text:p/>
        </draw:line>
        <draw:line draw:style-name="gr1" draw:text-style-name="P1" draw:layer="layout" svg:x1="12.9cm" svg:y1="19.2cm" svg:x2="12.9cm" svg:y2="20.5cm">
          <text:p/>
        </draw:line>
        <draw:custom-shape draw:style-name="gr9" draw:text-style-name="P3" draw:layer="layout" svg:width="4cm" svg:height="1.4cm" svg:x="2cm" svg:y="17.9cm">
          <text:p text:style-name="P3">Assembly-Program4</text:p>
          <text:p text:style-name="P3">(Merge Sort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cm" svg:height="1.4cm" svg:x="6.5cm" svg:y="17.9cm">
          <text:p text:style-name="P3">Assembly-Program3</text:p>
          <text:p text:style-name="P3">(Merge Sort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4cm" svg:x="11cm" svg:y="17.9cm">
          <text:p text:style-name="P3">Assembly-Program2</text:p>
          <text:p text:style-name="P3">(Merge Sor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00:34:14.871933943</meta:creation-date>
    <dc:date>2020-03-08T01:02:07.170136627</dc:date>
    <meta:editing-duration>PT27M36S</meta:editing-duration>
    <meta:editing-cycles>28</meta:editing-cycles>
    <meta:generator>LibreOffice/6.0.7.3$Linux_X86_64 LibreOffice_project/00m0$Build-3</meta:generator>
    <meta:document-statistic meta:object-count="28"/>
  </office:meta>
</office:document-meta>
</file>